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erge_obj" table:style-name="ta1">
        <table:shapes>
          <draw:frame draw:z-index="0" draw:style-name="gr1" draw:text-style-name="P1" svg:width="221.45mm" svg:height="143.44mm" svg:x="3951.46mm" svg:y="45.15mm">
            <loext:p draw:notify-on-update-of-ranges="merge_obj.A3:merge_obj.GS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96" table:default-cell-style-name="Default"/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SA_RUNS</text:p>
          </table:table-cell>
          <table:table-cell office:value-type="string" calcext:value-type="string">
            <text:p>NUM_PASSES</text:p>
          </table:table-cell>
          <table:table-cell office:value-type="string" calcext:value-type="string">
            <text:p>NUM_ITER</text:p>
          </table:table-cell>
          <table:table-cell table:number-columns-repeated="195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95"/>
        </table:table-row>
        <table:table-row table:style-name="ro1">
          <table:table-cell office:value-type="float" office:value="697688000" calcext:value-type="float">
            <text:p>697688000</text:p>
          </table:table-cell>
          <table:table-cell office:value-type="float" office:value="694473000" calcext:value-type="float">
            <text:p>694473000</text:p>
          </table:table-cell>
          <table:table-cell office:value-type="float" office:value="694308000" calcext:value-type="float">
            <text:p>694308000</text:p>
          </table:table-cell>
          <table:table-cell office:value-type="float" office:value="701598000" calcext:value-type="float">
            <text:p>701598000</text:p>
          </table:table-cell>
          <table:table-cell office:value-type="float" office:value="695903000" calcext:value-type="float">
            <text:p>695903000</text:p>
          </table:table-cell>
          <table:table-cell office:value-type="float" office:value="694979000" calcext:value-type="float">
            <text:p>694979000</text:p>
          </table:table-cell>
          <table:table-cell office:value-type="float" office:value="694646000" calcext:value-type="float">
            <text:p>694646000</text:p>
          </table:table-cell>
          <table:table-cell office:value-type="float" office:value="694843000" calcext:value-type="float">
            <text:p>694843000</text:p>
          </table:table-cell>
          <table:table-cell office:value-type="float" office:value="694544000" calcext:value-type="float">
            <text:p>694544000</text:p>
          </table:table-cell>
          <table:table-cell office:value-type="float" office:value="697053000" calcext:value-type="float">
            <text:p>697053000</text:p>
          </table:table-cell>
          <table:table-cell office:value-type="float" office:value="696110000" calcext:value-type="float">
            <text:p>696110000</text:p>
          </table:table-cell>
          <table:table-cell office:value-type="float" office:value="696079000" calcext:value-type="float">
            <text:p>696079000</text:p>
          </table:table-cell>
          <table:table-cell office:value-type="float" office:value="695225000" calcext:value-type="float">
            <text:p>695225000</text:p>
          </table:table-cell>
          <table:table-cell office:value-type="float" office:value="695250000" calcext:value-type="float">
            <text:p>695250000</text:p>
          </table:table-cell>
          <table:table-cell office:value-type="float" office:value="696814000" calcext:value-type="float">
            <text:p>696814000</text:p>
          </table:table-cell>
          <table:table-cell office:value-type="float" office:value="697634000" calcext:value-type="float">
            <text:p>697634000</text:p>
          </table:table-cell>
          <table:table-cell office:value-type="float" office:value="695202000" calcext:value-type="float">
            <text:p>695202000</text:p>
          </table:table-cell>
          <table:table-cell office:value-type="float" office:value="696507000" calcext:value-type="float">
            <text:p>696507000</text:p>
          </table:table-cell>
          <table:table-cell office:value-type="float" office:value="695586000" calcext:value-type="float">
            <text:p>695586000</text:p>
          </table:table-cell>
          <table:table-cell office:value-type="float" office:value="695061000" calcext:value-type="float">
            <text:p>695061000</text:p>
          </table:table-cell>
          <table:table-cell office:value-type="float" office:value="724293000" calcext:value-type="float">
            <text:p>724293000</text:p>
          </table:table-cell>
          <table:table-cell office:value-type="float" office:value="724331000" calcext:value-type="float">
            <text:p>724331000</text:p>
          </table:table-cell>
          <table:table-cell office:value-type="float" office:value="724289000" calcext:value-type="float">
            <text:p>724289000</text:p>
          </table:table-cell>
          <table:table-cell office:value-type="float" office:value="724322000" calcext:value-type="float">
            <text:p>724322000</text:p>
          </table:table-cell>
          <table:table-cell office:value-type="float" office:value="724331000" calcext:value-type="float">
            <text:p>724331000</text:p>
          </table:table-cell>
          <table:table-cell office:value-type="float" office:value="724298000" calcext:value-type="float">
            <text:p>724298000</text:p>
          </table:table-cell>
          <table:table-cell office:value-type="float" office:value="724289000" calcext:value-type="float">
            <text:p>724289000</text:p>
          </table:table-cell>
          <table:table-cell office:value-type="float" office:value="724322000" calcext:value-type="float">
            <text:p>724322000</text:p>
          </table:table-cell>
          <table:table-cell office:value-type="float" office:value="724279000" calcext:value-type="float">
            <text:p>724279000</text:p>
          </table:table-cell>
          <table:table-cell office:value-type="float" office:value="724293000" calcext:value-type="float">
            <text:p>724293000</text:p>
          </table:table-cell>
          <table:table-cell office:value-type="float" office:value="724276000" calcext:value-type="float">
            <text:p>724276000</text:p>
          </table:table-cell>
          <table:table-cell office:value-type="float" office:value="724331000" calcext:value-type="float">
            <text:p>724331000</text:p>
          </table:table-cell>
          <table:table-cell office:value-type="float" office:value="724267000" calcext:value-type="float">
            <text:p>724267000</text:p>
          </table:table-cell>
          <table:table-cell office:value-type="float" office:value="724331000" calcext:value-type="float">
            <text:p>724331000</text:p>
          </table:table-cell>
          <table:table-cell office:value-type="float" office:value="724298000" calcext:value-type="float">
            <text:p>724298000</text:p>
          </table:table-cell>
          <table:table-cell office:value-type="float" office:value="724293000" calcext:value-type="float">
            <text:p>724293000</text:p>
          </table:table-cell>
          <table:table-cell office:value-type="float" office:value="724239000" calcext:value-type="float">
            <text:p>724239000</text:p>
          </table:table-cell>
          <table:table-cell office:value-type="float" office:value="724293000" calcext:value-type="float">
            <text:p>724293000</text:p>
          </table:table-cell>
          <table:table-cell office:value-type="float" office:value="724326000" calcext:value-type="float">
            <text:p>724326000</text:p>
          </table:table-cell>
          <table:table-cell office:value-type="float" office:value="724239000" calcext:value-type="float">
            <text:p>724239000</text:p>
          </table:table-cell>
          <table:table-cell table:number-columns-repeated="2" office:value-type="float" office:value="724289000" calcext:value-type="float">
            <text:p>724289000</text:p>
          </table:table-cell>
          <table:table-cell office:value-type="float" office:value="724271000" calcext:value-type="float">
            <text:p>724271000</text:p>
          </table:table-cell>
          <table:table-cell office:value-type="float" office:value="724301000" calcext:value-type="float">
            <text:p>724301000</text:p>
          </table:table-cell>
          <table:table-cell office:value-type="float" office:value="724322000" calcext:value-type="float">
            <text:p>724322000</text:p>
          </table:table-cell>
          <table:table-cell office:value-type="float" office:value="724290000" calcext:value-type="float">
            <text:p>724290000</text:p>
          </table:table-cell>
          <table:table-cell office:value-type="float" office:value="724298000" calcext:value-type="float">
            <text:p>724298000</text:p>
          </table:table-cell>
          <table:table-cell table:number-columns-repeated="2" office:value-type="float" office:value="724289000" calcext:value-type="float">
            <text:p>724289000</text:p>
          </table:table-cell>
          <table:table-cell office:value-type="float" office:value="724305000" calcext:value-type="float">
            <text:p>724305000</text:p>
          </table:table-cell>
          <table:table-cell office:value-type="float" office:value="741736000" calcext:value-type="float">
            <text:p>741736000</text:p>
          </table:table-cell>
          <table:table-cell office:value-type="float" office:value="740815000" calcext:value-type="float">
            <text:p>740815000</text:p>
          </table:table-cell>
          <table:table-cell office:value-type="float" office:value="741437000" calcext:value-type="float">
            <text:p>741437000</text:p>
          </table:table-cell>
          <table:table-cell office:value-type="float" office:value="740557000" calcext:value-type="float">
            <text:p>740557000</text:p>
          </table:table-cell>
          <table:table-cell office:value-type="float" office:value="741852000" calcext:value-type="float">
            <text:p>741852000</text:p>
          </table:table-cell>
          <table:table-cell office:value-type="float" office:value="741877000" calcext:value-type="float">
            <text:p>741877000</text:p>
          </table:table-cell>
          <table:table-cell office:value-type="float" office:value="740727000" calcext:value-type="float">
            <text:p>740727000</text:p>
          </table:table-cell>
          <table:table-cell office:value-type="float" office:value="742203000" calcext:value-type="float">
            <text:p>742203000</text:p>
          </table:table-cell>
          <table:table-cell office:value-type="float" office:value="739865000" calcext:value-type="float">
            <text:p>739865000</text:p>
          </table:table-cell>
          <table:table-cell office:value-type="float" office:value="741566000" calcext:value-type="float">
            <text:p>741566000</text:p>
          </table:table-cell>
          <table:table-cell office:value-type="float" office:value="742063000" calcext:value-type="float">
            <text:p>742063000</text:p>
          </table:table-cell>
          <table:table-cell office:value-type="float" office:value="741866000" calcext:value-type="float">
            <text:p>741866000</text:p>
          </table:table-cell>
          <table:table-cell office:value-type="float" office:value="741802000" calcext:value-type="float">
            <text:p>741802000</text:p>
          </table:table-cell>
          <table:table-cell office:value-type="float" office:value="742550000" calcext:value-type="float">
            <text:p>742550000</text:p>
          </table:table-cell>
          <table:table-cell office:value-type="float" office:value="742438000" calcext:value-type="float">
            <text:p>742438000</text:p>
          </table:table-cell>
          <table:table-cell office:value-type="float" office:value="740658000" calcext:value-type="float">
            <text:p>740658000</text:p>
          </table:table-cell>
          <table:table-cell office:value-type="float" office:value="740047000" calcext:value-type="float">
            <text:p>740047000</text:p>
          </table:table-cell>
          <table:table-cell office:value-type="float" office:value="740984000" calcext:value-type="float">
            <text:p>740984000</text:p>
          </table:table-cell>
          <table:table-cell office:value-type="float" office:value="741367000" calcext:value-type="float">
            <text:p>741367000</text:p>
          </table:table-cell>
          <table:table-cell office:value-type="float" office:value="740569000" calcext:value-type="float">
            <text:p>740569000</text:p>
          </table:table-cell>
          <table:table-cell office:value-type="float" office:value="739849000" calcext:value-type="float">
            <text:p>739849000</text:p>
          </table:table-cell>
          <table:table-cell office:value-type="float" office:value="740472000" calcext:value-type="float">
            <text:p>740472000</text:p>
          </table:table-cell>
          <table:table-cell office:value-type="float" office:value="741708000" calcext:value-type="float">
            <text:p>741708000</text:p>
          </table:table-cell>
          <table:table-cell office:value-type="float" office:value="741734000" calcext:value-type="float">
            <text:p>741734000</text:p>
          </table:table-cell>
          <table:table-cell office:value-type="float" office:value="740653000" calcext:value-type="float">
            <text:p>740653000</text:p>
          </table:table-cell>
          <table:table-cell office:value-type="float" office:value="741012000" calcext:value-type="float">
            <text:p>741012000</text:p>
          </table:table-cell>
          <table:table-cell office:value-type="float" office:value="741019000" calcext:value-type="float">
            <text:p>741019000</text:p>
          </table:table-cell>
          <table:table-cell office:value-type="float" office:value="740934000" calcext:value-type="float">
            <text:p>740934000</text:p>
          </table:table-cell>
          <table:table-cell office:value-type="float" office:value="740586000" calcext:value-type="float">
            <text:p>740586000</text:p>
          </table:table-cell>
          <table:table-cell office:value-type="float" office:value="740802000" calcext:value-type="float">
            <text:p>740802000</text:p>
          </table:table-cell>
          <table:table-cell office:value-type="float" office:value="741954000" calcext:value-type="float">
            <text:p>741954000</text:p>
          </table:table-cell>
          <table:table-cell office:value-type="float" office:value="741061000" calcext:value-type="float">
            <text:p>741061000</text:p>
          </table:table-cell>
          <table:table-cell office:value-type="float" office:value="740936000" calcext:value-type="float">
            <text:p>740936000</text:p>
          </table:table-cell>
          <table:table-cell office:value-type="float" office:value="742093000" calcext:value-type="float">
            <text:p>742093000</text:p>
          </table:table-cell>
          <table:table-cell office:value-type="float" office:value="741474000" calcext:value-type="float">
            <text:p>741474000</text:p>
          </table:table-cell>
          <table:table-cell office:value-type="float" office:value="741871000" calcext:value-type="float">
            <text:p>741871000</text:p>
          </table:table-cell>
          <table:table-cell office:value-type="float" office:value="741714000" calcext:value-type="float">
            <text:p>741714000</text:p>
          </table:table-cell>
          <table:table-cell office:value-type="float" office:value="741337000" calcext:value-type="float">
            <text:p>741337000</text:p>
          </table:table-cell>
          <table:table-cell office:value-type="float" office:value="741681000" calcext:value-type="float">
            <text:p>741681000</text:p>
          </table:table-cell>
          <table:table-cell office:value-type="float" office:value="741875000" calcext:value-type="float">
            <text:p>741875000</text:p>
          </table:table-cell>
          <table:table-cell office:value-type="float" office:value="772103000" calcext:value-type="float">
            <text:p>772103000</text:p>
          </table:table-cell>
          <table:table-cell office:value-type="float" office:value="772100000" calcext:value-type="float">
            <text:p>772100000</text:p>
          </table:table-cell>
          <table:table-cell office:value-type="float" office:value="772103000" calcext:value-type="float">
            <text:p>772103000</text:p>
          </table:table-cell>
          <table:table-cell office:value-type="float" office:value="772094000" calcext:value-type="float">
            <text:p>772094000</text:p>
          </table:table-cell>
          <table:table-cell office:value-type="float" office:value="772107000" calcext:value-type="float">
            <text:p>772107000</text:p>
          </table:table-cell>
          <table:table-cell office:value-type="float" office:value="772202000" calcext:value-type="float">
            <text:p>772202000</text:p>
          </table:table-cell>
          <table:table-cell table:number-columns-repeated="2" office:value-type="float" office:value="772103000" calcext:value-type="float">
            <text:p>772103000</text:p>
          </table:table-cell>
          <table:table-cell office:value-type="float" office:value="772101000" calcext:value-type="float">
            <text:p>772101000</text:p>
          </table:table-cell>
          <table:table-cell office:value-type="float" office:value="772103000" calcext:value-type="float">
            <text:p>772103000</text:p>
          </table:table-cell>
          <table:table-cell office:value-type="float" office:value="772100000" calcext:value-type="float">
            <text:p>772100000</text:p>
          </table:table-cell>
          <table:table-cell table:number-columns-repeated="2" office:value-type="float" office:value="772101000" calcext:value-type="float">
            <text:p>772101000</text:p>
          </table:table-cell>
          <table:table-cell office:value-type="float" office:value="772100000" calcext:value-type="float">
            <text:p>772100000</text:p>
          </table:table-cell>
          <table:table-cell office:value-type="float" office:value="772090000" calcext:value-type="float">
            <text:p>772090000</text:p>
          </table:table-cell>
          <table:table-cell office:value-type="float" office:value="772101000" calcext:value-type="float">
            <text:p>772101000</text:p>
          </table:table-cell>
          <table:table-cell office:value-type="float" office:value="772100000" calcext:value-type="float">
            <text:p>772100000</text:p>
          </table:table-cell>
          <table:table-cell table:number-columns-repeated="2" office:value-type="float" office:value="772101000" calcext:value-type="float">
            <text:p>772101000</text:p>
          </table:table-cell>
          <table:table-cell office:value-type="float" office:value="772138000" calcext:value-type="float">
            <text:p>772138000</text:p>
          </table:table-cell>
          <table:table-cell office:value-type="float" office:value="772095000" calcext:value-type="float">
            <text:p>772095000</text:p>
          </table:table-cell>
          <table:table-cell office:value-type="float" office:value="772149000" calcext:value-type="float">
            <text:p>772149000</text:p>
          </table:table-cell>
          <table:table-cell office:value-type="float" office:value="772202000" calcext:value-type="float">
            <text:p>772202000</text:p>
          </table:table-cell>
          <table:table-cell office:value-type="float" office:value="772092000" calcext:value-type="float">
            <text:p>772092000</text:p>
          </table:table-cell>
          <table:table-cell office:value-type="float" office:value="772101000" calcext:value-type="float">
            <text:p>772101000</text:p>
          </table:table-cell>
          <table:table-cell office:value-type="float" office:value="772090000" calcext:value-type="float">
            <text:p>772090000</text:p>
          </table:table-cell>
          <table:table-cell office:value-type="float" office:value="772101000" calcext:value-type="float">
            <text:p>772101000</text:p>
          </table:table-cell>
          <table:table-cell office:value-type="float" office:value="772102000" calcext:value-type="float">
            <text:p>772102000</text:p>
          </table:table-cell>
          <table:table-cell office:value-type="float" office:value="772083000" calcext:value-type="float">
            <text:p>772083000</text:p>
          </table:table-cell>
          <table:table-cell office:value-type="float" office:value="772176000" calcext:value-type="float">
            <text:p>772176000</text:p>
          </table:table-cell>
          <table:table-cell office:value-type="float" office:value="772102000" calcext:value-type="float">
            <text:p>772102000</text:p>
          </table:table-cell>
          <table:table-cell office:value-type="float" office:value="772100000" calcext:value-type="float">
            <text:p>772100000</text:p>
          </table:table-cell>
          <table:table-cell office:value-type="float" office:value="772155000" calcext:value-type="float">
            <text:p>772155000</text:p>
          </table:table-cell>
          <table:table-cell office:value-type="float" office:value="772092000" calcext:value-type="float">
            <text:p>772092000</text:p>
          </table:table-cell>
          <table:table-cell office:value-type="float" office:value="772108000" calcext:value-type="float">
            <text:p>772108000</text:p>
          </table:table-cell>
          <table:table-cell table:number-columns-repeated="2" office:value-type="float" office:value="772090000" calcext:value-type="float">
            <text:p>772090000</text:p>
          </table:table-cell>
          <table:table-cell office:value-type="float" office:value="772102000" calcext:value-type="float">
            <text:p>772102000</text:p>
          </table:table-cell>
          <table:table-cell table:number-columns-repeated="2" office:value-type="float" office:value="772090000" calcext:value-type="float">
            <text:p>772090000</text:p>
          </table:table-cell>
          <table:table-cell office:value-type="float" office:value="772103000" calcext:value-type="float">
            <text:p>772103000</text:p>
          </table:table-cell>
          <table:table-cell office:value-type="float" office:value="772101000" calcext:value-type="float">
            <text:p>772101000</text:p>
          </table:table-cell>
          <table:table-cell office:value-type="float" office:value="772092000" calcext:value-type="float">
            <text:p>772092000</text:p>
          </table:table-cell>
          <table:table-cell office:value-type="float" office:value="772101000" calcext:value-type="float">
            <text:p>772101000</text:p>
          </table:table-cell>
          <table:table-cell office:value-type="float" office:value="772090000" calcext:value-type="float">
            <text:p>772090000</text:p>
          </table:table-cell>
          <table:table-cell office:value-type="float" office:value="772103000" calcext:value-type="float">
            <text:p>772103000</text:p>
          </table:table-cell>
          <table:table-cell table:number-columns-repeated="3" office:value-type="float" office:value="772095000" calcext:value-type="float">
            <text:p>772095000</text:p>
          </table:table-cell>
          <table:table-cell office:value-type="float" office:value="772090000" calcext:value-type="float">
            <text:p>772090000</text:p>
          </table:table-cell>
          <table:table-cell office:value-type="float" office:value="779581000" calcext:value-type="float">
            <text:p>779581000</text:p>
          </table:table-cell>
          <table:table-cell office:value-type="float" office:value="779578000" calcext:value-type="float">
            <text:p>779578000</text:p>
          </table:table-cell>
          <table:table-cell office:value-type="float" office:value="779072000" calcext:value-type="float">
            <text:p>779072000</text:p>
          </table:table-cell>
          <table:table-cell office:value-type="float" office:value="780023000" calcext:value-type="float">
            <text:p>780023000</text:p>
          </table:table-cell>
          <table:table-cell office:value-type="float" office:value="779467000" calcext:value-type="float">
            <text:p>779467000</text:p>
          </table:table-cell>
          <table:table-cell office:value-type="float" office:value="779874000" calcext:value-type="float">
            <text:p>779874000</text:p>
          </table:table-cell>
          <table:table-cell office:value-type="float" office:value="779158000" calcext:value-type="float">
            <text:p>779158000</text:p>
          </table:table-cell>
          <table:table-cell office:value-type="float" office:value="779127000" calcext:value-type="float">
            <text:p>779127000</text:p>
          </table:table-cell>
          <table:table-cell office:value-type="float" office:value="779727000" calcext:value-type="float">
            <text:p>779727000</text:p>
          </table:table-cell>
          <table:table-cell office:value-type="float" office:value="780199000" calcext:value-type="float">
            <text:p>780199000</text:p>
          </table:table-cell>
          <table:table-cell office:value-type="float" office:value="779978000" calcext:value-type="float">
            <text:p>779978000</text:p>
          </table:table-cell>
          <table:table-cell office:value-type="float" office:value="779790000" calcext:value-type="float">
            <text:p>779790000</text:p>
          </table:table-cell>
          <table:table-cell office:value-type="float" office:value="779883000" calcext:value-type="float">
            <text:p>779883000</text:p>
          </table:table-cell>
          <table:table-cell office:value-type="float" office:value="780370000" calcext:value-type="float">
            <text:p>780370000</text:p>
          </table:table-cell>
          <table:table-cell office:value-type="float" office:value="779986000" calcext:value-type="float">
            <text:p>779986000</text:p>
          </table:table-cell>
          <table:table-cell office:value-type="float" office:value="779766000" calcext:value-type="float">
            <text:p>779766000</text:p>
          </table:table-cell>
          <table:table-cell office:value-type="float" office:value="779380000" calcext:value-type="float">
            <text:p>779380000</text:p>
          </table:table-cell>
          <table:table-cell office:value-type="float" office:value="779459000" calcext:value-type="float">
            <text:p>779459000</text:p>
          </table:table-cell>
          <table:table-cell office:value-type="float" office:value="779505000" calcext:value-type="float">
            <text:p>779505000</text:p>
          </table:table-cell>
          <table:table-cell office:value-type="float" office:value="779772000" calcext:value-type="float">
            <text:p>779772000</text:p>
          </table:table-cell>
          <table:table-cell office:value-type="float" office:value="779085000" calcext:value-type="float">
            <text:p>779085000</text:p>
          </table:table-cell>
          <table:table-cell office:value-type="float" office:value="780759000" calcext:value-type="float">
            <text:p>780759000</text:p>
          </table:table-cell>
          <table:table-cell office:value-type="float" office:value="779717000" calcext:value-type="float">
            <text:p>779717000</text:p>
          </table:table-cell>
          <table:table-cell office:value-type="float" office:value="778996000" calcext:value-type="float">
            <text:p>778996000</text:p>
          </table:table-cell>
          <table:table-cell office:value-type="float" office:value="779639000" calcext:value-type="float">
            <text:p>779639000</text:p>
          </table:table-cell>
          <table:table-cell office:value-type="float" office:value="779266000" calcext:value-type="float">
            <text:p>779266000</text:p>
          </table:table-cell>
          <table:table-cell office:value-type="float" office:value="780067000" calcext:value-type="float">
            <text:p>780067000</text:p>
          </table:table-cell>
          <table:table-cell office:value-type="float" office:value="779596000" calcext:value-type="float">
            <text:p>779596000</text:p>
          </table:table-cell>
          <table:table-cell office:value-type="float" office:value="779838000" calcext:value-type="float">
            <text:p>779838000</text:p>
          </table:table-cell>
          <table:table-cell office:value-type="float" office:value="779976000" calcext:value-type="float">
            <text:p>779976000</text:p>
          </table:table-cell>
          <table:table-cell office:value-type="float" office:value="779887000" calcext:value-type="float">
            <text:p>779887000</text:p>
          </table:table-cell>
          <table:table-cell office:value-type="float" office:value="779891000" calcext:value-type="float">
            <text:p>779891000</text:p>
          </table:table-cell>
          <table:table-cell office:value-type="float" office:value="779003000" calcext:value-type="float">
            <text:p>779003000</text:p>
          </table:table-cell>
          <table:table-cell office:value-type="float" office:value="779416000" calcext:value-type="float">
            <text:p>779416000</text:p>
          </table:table-cell>
          <table:table-cell office:value-type="float" office:value="779850000" calcext:value-type="float">
            <text:p>779850000</text:p>
          </table:table-cell>
          <table:table-cell office:value-type="float" office:value="781033000" calcext:value-type="float">
            <text:p>781033000</text:p>
          </table:table-cell>
          <table:table-cell office:value-type="float" office:value="779624000" calcext:value-type="float">
            <text:p>779624000</text:p>
          </table:table-cell>
          <table:table-cell office:value-type="float" office:value="779316000" calcext:value-type="float">
            <text:p>779316000</text:p>
          </table:table-cell>
          <table:table-cell office:value-type="float" office:value="779861000" calcext:value-type="float">
            <text:p>779861000</text:p>
          </table:table-cell>
          <table:table-cell office:value-type="float" office:value="779762000" calcext:value-type="float">
            <text:p>779762000</text:p>
          </table:table-cell>
          <table:table-cell office:value-type="float" office:value="779481000" calcext:value-type="float">
            <text:p>779481000</text:p>
          </table:table-cell>
          <table:table-cell office:value-type="float" office:value="779415000" calcext:value-type="float">
            <text:p>779415000</text:p>
          </table:table-cell>
          <table:table-cell office:value-type="float" office:value="780325000" calcext:value-type="float">
            <text:p>780325000</text:p>
          </table:table-cell>
          <table:table-cell office:value-type="float" office:value="779136000" calcext:value-type="float">
            <text:p>779136000</text:p>
          </table:table-cell>
          <table:table-cell office:value-type="float" office:value="779584000" calcext:value-type="float">
            <text:p>779584000</text:p>
          </table:table-cell>
          <table:table-cell office:value-type="float" office:value="779441000" calcext:value-type="float">
            <text:p>779441000</text:p>
          </table:table-cell>
          <table:table-cell office:value-type="float" office:value="780032000" calcext:value-type="float">
            <text:p>780032000</text:p>
          </table:table-cell>
          <table:table-cell office:value-type="float" office:value="779716000" calcext:value-type="float">
            <text:p>779716000</text:p>
          </table:table-cell>
          <table:table-cell office:value-type="float" office:value="779341000" calcext:value-type="float">
            <text:p>779341000</text:p>
          </table:table-cell>
          <table:table-cell office:value-type="float" office:value="779751000" calcext:value-type="float">
            <text:p>779751000</text:p>
          </table:table-cell>
          <table:table-cell office:value-type="float" office:value="779754000" calcext:value-type="float">
            <text:p>779754000</text:p>
          </table:table-cell>
          <table:table-cell office:value-type="float" office:value="779302000" calcext:value-type="float">
            <text:p>779302000</text:p>
          </table:table-cell>
          <table:table-cell office:value-type="float" office:value="779835000" calcext:value-type="float">
            <text:p>779835000</text:p>
          </table:table-cell>
          <table:table-cell office:value-type="float" office:value="779819000" calcext:value-type="float">
            <text:p>779819000</text:p>
          </table:table-cell>
          <table:table-cell office:value-type="float" office:value="779379000" calcext:value-type="float">
            <text:p>779379000</text:p>
          </table:table-cell>
          <table:table-cell office:value-type="float" office:value="779043000" calcext:value-type="float">
            <text:p>779043000</text:p>
          </table:table-cell>
          <table:table-cell office:value-type="float" office:value="780006000" calcext:value-type="float">
            <text:p>780006000</text:p>
          </table:table-cell>
          <table:table-cell office:value-type="float" office:value="779993000" calcext:value-type="float">
            <text:p>779993000</text:p>
          </table:table-cell>
          <table:table-cell office:value-type="float" office:value="779455000" calcext:value-type="float">
            <text:p>779455000</text:p>
          </table:table-cell>
          <table:table-cell office:value-type="float" office:value="779623000" calcext:value-type="float">
            <text:p>779623000</text:p>
          </table:table-cell>
          <table:table-cell office:value-type="float" office:value="808873000" calcext:value-type="float">
            <text:p>808873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2T15:28:22.307385446</dc:date>
    <meta:editing-duration>PT5M10S</meta:editing-duration>
    <meta:editing-cycles>2</meta:editing-cycles>
    <meta:generator>LibreOffice/5.1.6.2$Linux_X86_64 LibreOffice_project/10m0$Build-2</meta:generator>
    <meta:document-statistic meta:table-count="1" meta:cell-count="2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146cm" svg:height="14.345cm" xlink:href=".." xlink:type="simple" chart:class="chart:line" chart:style-name="ch1">
        <chart:title svg:x="6.995cm" svg:y="0.422cm" chart:style-name="ch2">
          <text:p>zuck_small - LB slack = 1, UB slack = 1</text:p>
        </chart:title>
        <chart:plot-area chart:style-name="ch3" table:cell-range-address="merge_obj.A3:merge_obj.GS3" svg:x="1.453cm" svg:y="1.487cm" svg:width="20.251cm" svg:height="11.591cm">
          <chartooo:coordinate-region svg:x="3.371cm" svg:y="1.608cm" svg:width="18.333cm" svg:height="10.468cm"/>
          <chart:axis chart:dimension="x" chart:name="primary-x" chart:style-name="ch4">
            <chart:title svg:x="10.621cm" svg:y="13.364cm" chart:style-name="ch5">
              <text:p>SA Iterations</text:p>
            </chart:title>
          </chart:axis>
          <chart:axis chart:dimension="y" chart:name="primary-y" chart:style-name="ch4">
            <chart:title svg:x="0.451cm" svg:y="8.464cm" chart:style-name="ch6">
              <text:p>Objective Value</text:p>
            </chart:title>
            <chart:grid chart:style-name="ch7" chart:class="major"/>
          </chart:axis>
          <chart:series chart:style-name="ch8" chart:values-cell-range-address="merge_obj.A3:merge_obj.GS3" chart:class="chart:line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697688000">
                <text:p>697688000</text:p>
                <draw:g>
                  <svg:desc>merge_obj.A3:merge_obj.GS3</svg:desc>
                </draw:g>
              </table:table-cell>
              <table:table-cell office:value-type="float" office:value="694473000">
                <text:p>694473000</text:p>
              </table:table-cell>
              <table:table-cell office:value-type="float" office:value="694308000">
                <text:p>694308000</text:p>
              </table:table-cell>
              <table:table-cell office:value-type="float" office:value="701598000">
                <text:p>701598000</text:p>
              </table:table-cell>
              <table:table-cell office:value-type="float" office:value="695903000">
                <text:p>695903000</text:p>
              </table:table-cell>
              <table:table-cell office:value-type="float" office:value="694979000">
                <text:p>694979000</text:p>
              </table:table-cell>
              <table:table-cell office:value-type="float" office:value="694646000">
                <text:p>694646000</text:p>
              </table:table-cell>
              <table:table-cell office:value-type="float" office:value="694843000">
                <text:p>694843000</text:p>
              </table:table-cell>
              <table:table-cell office:value-type="float" office:value="694544000">
                <text:p>694544000</text:p>
              </table:table-cell>
              <table:table-cell office:value-type="float" office:value="697053000">
                <text:p>697053000</text:p>
              </table:table-cell>
              <table:table-cell office:value-type="float" office:value="696110000">
                <text:p>696110000</text:p>
              </table:table-cell>
              <table:table-cell office:value-type="float" office:value="696079000">
                <text:p>696079000</text:p>
              </table:table-cell>
              <table:table-cell office:value-type="float" office:value="695225000">
                <text:p>695225000</text:p>
              </table:table-cell>
              <table:table-cell office:value-type="float" office:value="695250000">
                <text:p>695250000</text:p>
              </table:table-cell>
              <table:table-cell office:value-type="float" office:value="696814000">
                <text:p>696814000</text:p>
              </table:table-cell>
              <table:table-cell office:value-type="float" office:value="697634000">
                <text:p>697634000</text:p>
              </table:table-cell>
              <table:table-cell office:value-type="float" office:value="695202000">
                <text:p>695202000</text:p>
              </table:table-cell>
              <table:table-cell office:value-type="float" office:value="696507000">
                <text:p>696507000</text:p>
              </table:table-cell>
              <table:table-cell office:value-type="float" office:value="695586000">
                <text:p>695586000</text:p>
              </table:table-cell>
              <table:table-cell office:value-type="float" office:value="695061000">
                <text:p>695061000</text:p>
              </table:table-cell>
              <table:table-cell office:value-type="float" office:value="724293000">
                <text:p>724293000</text:p>
              </table:table-cell>
              <table:table-cell office:value-type="float" office:value="724331000">
                <text:p>724331000</text:p>
              </table:table-cell>
              <table:table-cell office:value-type="float" office:value="724289000">
                <text:p>724289000</text:p>
              </table:table-cell>
              <table:table-cell office:value-type="float" office:value="724322000">
                <text:p>724322000</text:p>
              </table:table-cell>
              <table:table-cell office:value-type="float" office:value="724331000">
                <text:p>724331000</text:p>
              </table:table-cell>
              <table:table-cell office:value-type="float" office:value="724298000">
                <text:p>724298000</text:p>
              </table:table-cell>
              <table:table-cell office:value-type="float" office:value="724289000">
                <text:p>724289000</text:p>
              </table:table-cell>
              <table:table-cell office:value-type="float" office:value="724322000">
                <text:p>724322000</text:p>
              </table:table-cell>
              <table:table-cell office:value-type="float" office:value="724279000">
                <text:p>724279000</text:p>
              </table:table-cell>
              <table:table-cell office:value-type="float" office:value="724293000">
                <text:p>724293000</text:p>
              </table:table-cell>
              <table:table-cell office:value-type="float" office:value="724276000">
                <text:p>724276000</text:p>
              </table:table-cell>
              <table:table-cell office:value-type="float" office:value="724331000">
                <text:p>724331000</text:p>
              </table:table-cell>
              <table:table-cell office:value-type="float" office:value="724267000">
                <text:p>724267000</text:p>
              </table:table-cell>
              <table:table-cell office:value-type="float" office:value="724331000">
                <text:p>724331000</text:p>
              </table:table-cell>
              <table:table-cell office:value-type="float" office:value="724298000">
                <text:p>724298000</text:p>
              </table:table-cell>
              <table:table-cell office:value-type="float" office:value="724293000">
                <text:p>724293000</text:p>
              </table:table-cell>
              <table:table-cell office:value-type="float" office:value="724239000">
                <text:p>724239000</text:p>
              </table:table-cell>
              <table:table-cell office:value-type="float" office:value="724293000">
                <text:p>724293000</text:p>
              </table:table-cell>
              <table:table-cell office:value-type="float" office:value="724326000">
                <text:p>724326000</text:p>
              </table:table-cell>
              <table:table-cell office:value-type="float" office:value="724239000">
                <text:p>724239000</text:p>
              </table:table-cell>
              <table:table-cell office:value-type="float" office:value="724289000">
                <text:p>724289000</text:p>
              </table:table-cell>
              <table:table-cell office:value-type="float" office:value="724289000">
                <text:p>724289000</text:p>
              </table:table-cell>
              <table:table-cell office:value-type="float" office:value="724271000">
                <text:p>724271000</text:p>
              </table:table-cell>
              <table:table-cell office:value-type="float" office:value="724301000">
                <text:p>724301000</text:p>
              </table:table-cell>
              <table:table-cell office:value-type="float" office:value="724322000">
                <text:p>724322000</text:p>
              </table:table-cell>
              <table:table-cell office:value-type="float" office:value="724290000">
                <text:p>724290000</text:p>
              </table:table-cell>
              <table:table-cell office:value-type="float" office:value="724298000">
                <text:p>724298000</text:p>
              </table:table-cell>
              <table:table-cell office:value-type="float" office:value="724289000">
                <text:p>724289000</text:p>
              </table:table-cell>
              <table:table-cell office:value-type="float" office:value="724289000">
                <text:p>724289000</text:p>
              </table:table-cell>
              <table:table-cell office:value-type="float" office:value="724305000">
                <text:p>724305000</text:p>
              </table:table-cell>
              <table:table-cell office:value-type="float" office:value="741736000">
                <text:p>741736000</text:p>
              </table:table-cell>
              <table:table-cell office:value-type="float" office:value="740815000">
                <text:p>740815000</text:p>
              </table:table-cell>
              <table:table-cell office:value-type="float" office:value="741437000">
                <text:p>741437000</text:p>
              </table:table-cell>
              <table:table-cell office:value-type="float" office:value="740557000">
                <text:p>740557000</text:p>
              </table:table-cell>
              <table:table-cell office:value-type="float" office:value="741852000">
                <text:p>741852000</text:p>
              </table:table-cell>
              <table:table-cell office:value-type="float" office:value="741877000">
                <text:p>741877000</text:p>
              </table:table-cell>
              <table:table-cell office:value-type="float" office:value="740727000">
                <text:p>740727000</text:p>
              </table:table-cell>
              <table:table-cell office:value-type="float" office:value="742203000">
                <text:p>742203000</text:p>
              </table:table-cell>
              <table:table-cell office:value-type="float" office:value="739865000">
                <text:p>739865000</text:p>
              </table:table-cell>
              <table:table-cell office:value-type="float" office:value="741566000">
                <text:p>741566000</text:p>
              </table:table-cell>
              <table:table-cell office:value-type="float" office:value="742063000">
                <text:p>742063000</text:p>
              </table:table-cell>
              <table:table-cell office:value-type="float" office:value="741866000">
                <text:p>741866000</text:p>
              </table:table-cell>
              <table:table-cell office:value-type="float" office:value="741802000">
                <text:p>741802000</text:p>
              </table:table-cell>
              <table:table-cell office:value-type="float" office:value="742550000">
                <text:p>742550000</text:p>
              </table:table-cell>
              <table:table-cell office:value-type="float" office:value="742438000">
                <text:p>742438000</text:p>
              </table:table-cell>
              <table:table-cell office:value-type="float" office:value="740658000">
                <text:p>740658000</text:p>
              </table:table-cell>
              <table:table-cell office:value-type="float" office:value="740047000">
                <text:p>740047000</text:p>
              </table:table-cell>
              <table:table-cell office:value-type="float" office:value="740984000">
                <text:p>740984000</text:p>
              </table:table-cell>
              <table:table-cell office:value-type="float" office:value="741367000">
                <text:p>741367000</text:p>
              </table:table-cell>
              <table:table-cell office:value-type="float" office:value="740569000">
                <text:p>740569000</text:p>
              </table:table-cell>
              <table:table-cell office:value-type="float" office:value="739849000">
                <text:p>739849000</text:p>
              </table:table-cell>
              <table:table-cell office:value-type="float" office:value="740472000">
                <text:p>740472000</text:p>
              </table:table-cell>
              <table:table-cell office:value-type="float" office:value="741708000">
                <text:p>741708000</text:p>
              </table:table-cell>
              <table:table-cell office:value-type="float" office:value="741734000">
                <text:p>741734000</text:p>
              </table:table-cell>
              <table:table-cell office:value-type="float" office:value="740653000">
                <text:p>740653000</text:p>
              </table:table-cell>
              <table:table-cell office:value-type="float" office:value="741012000">
                <text:p>741012000</text:p>
              </table:table-cell>
              <table:table-cell office:value-type="float" office:value="741019000">
                <text:p>741019000</text:p>
              </table:table-cell>
              <table:table-cell office:value-type="float" office:value="740934000">
                <text:p>740934000</text:p>
              </table:table-cell>
              <table:table-cell office:value-type="float" office:value="740586000">
                <text:p>740586000</text:p>
              </table:table-cell>
              <table:table-cell office:value-type="float" office:value="740802000">
                <text:p>740802000</text:p>
              </table:table-cell>
              <table:table-cell office:value-type="float" office:value="741954000">
                <text:p>741954000</text:p>
              </table:table-cell>
              <table:table-cell office:value-type="float" office:value="741061000">
                <text:p>741061000</text:p>
              </table:table-cell>
              <table:table-cell office:value-type="float" office:value="740936000">
                <text:p>740936000</text:p>
              </table:table-cell>
              <table:table-cell office:value-type="float" office:value="742093000">
                <text:p>742093000</text:p>
              </table:table-cell>
              <table:table-cell office:value-type="float" office:value="741474000">
                <text:p>741474000</text:p>
              </table:table-cell>
              <table:table-cell office:value-type="float" office:value="741871000">
                <text:p>741871000</text:p>
              </table:table-cell>
              <table:table-cell office:value-type="float" office:value="741714000">
                <text:p>741714000</text:p>
              </table:table-cell>
              <table:table-cell office:value-type="float" office:value="741337000">
                <text:p>741337000</text:p>
              </table:table-cell>
              <table:table-cell office:value-type="float" office:value="741681000">
                <text:p>741681000</text:p>
              </table:table-cell>
              <table:table-cell office:value-type="float" office:value="741875000">
                <text:p>741875000</text:p>
              </table:table-cell>
              <table:table-cell office:value-type="float" office:value="772103000">
                <text:p>772103000</text:p>
              </table:table-cell>
              <table:table-cell office:value-type="float" office:value="772100000">
                <text:p>772100000</text:p>
              </table:table-cell>
              <table:table-cell office:value-type="float" office:value="772103000">
                <text:p>772103000</text:p>
              </table:table-cell>
              <table:table-cell office:value-type="float" office:value="772094000">
                <text:p>772094000</text:p>
              </table:table-cell>
              <table:table-cell office:value-type="float" office:value="772107000">
                <text:p>772107000</text:p>
              </table:table-cell>
              <table:table-cell office:value-type="float" office:value="772202000">
                <text:p>772202000</text:p>
              </table:table-cell>
              <table:table-cell office:value-type="float" office:value="772103000">
                <text:p>772103000</text:p>
              </table:table-cell>
              <table:table-cell office:value-type="float" office:value="772103000">
                <text:p>772103000</text:p>
              </table:table-cell>
              <table:table-cell office:value-type="float" office:value="772101000">
                <text:p>772101000</text:p>
              </table:table-cell>
              <table:table-cell office:value-type="float" office:value="772103000">
                <text:p>772103000</text:p>
              </table:table-cell>
              <table:table-cell office:value-type="float" office:value="772100000">
                <text:p>772100000</text:p>
              </table:table-cell>
              <table:table-cell office:value-type="float" office:value="772101000">
                <text:p>772101000</text:p>
              </table:table-cell>
              <table:table-cell office:value-type="float" office:value="772101000">
                <text:p>772101000</text:p>
              </table:table-cell>
              <table:table-cell office:value-type="float" office:value="772100000">
                <text:p>772100000</text:p>
              </table:table-cell>
              <table:table-cell office:value-type="float" office:value="772090000">
                <text:p>772090000</text:p>
              </table:table-cell>
              <table:table-cell office:value-type="float" office:value="772101000">
                <text:p>772101000</text:p>
              </table:table-cell>
              <table:table-cell office:value-type="float" office:value="772100000">
                <text:p>772100000</text:p>
              </table:table-cell>
              <table:table-cell office:value-type="float" office:value="772101000">
                <text:p>772101000</text:p>
              </table:table-cell>
              <table:table-cell office:value-type="float" office:value="772101000">
                <text:p>772101000</text:p>
              </table:table-cell>
              <table:table-cell office:value-type="float" office:value="772138000">
                <text:p>772138000</text:p>
              </table:table-cell>
              <table:table-cell office:value-type="float" office:value="772095000">
                <text:p>772095000</text:p>
              </table:table-cell>
              <table:table-cell office:value-type="float" office:value="772149000">
                <text:p>772149000</text:p>
              </table:table-cell>
              <table:table-cell office:value-type="float" office:value="772202000">
                <text:p>772202000</text:p>
              </table:table-cell>
              <table:table-cell office:value-type="float" office:value="772092000">
                <text:p>772092000</text:p>
              </table:table-cell>
              <table:table-cell office:value-type="float" office:value="772101000">
                <text:p>772101000</text:p>
              </table:table-cell>
              <table:table-cell office:value-type="float" office:value="772090000">
                <text:p>772090000</text:p>
              </table:table-cell>
              <table:table-cell office:value-type="float" office:value="772101000">
                <text:p>772101000</text:p>
              </table:table-cell>
              <table:table-cell office:value-type="float" office:value="772102000">
                <text:p>772102000</text:p>
              </table:table-cell>
              <table:table-cell office:value-type="float" office:value="772083000">
                <text:p>772083000</text:p>
              </table:table-cell>
              <table:table-cell office:value-type="float" office:value="772176000">
                <text:p>772176000</text:p>
              </table:table-cell>
              <table:table-cell office:value-type="float" office:value="772102000">
                <text:p>772102000</text:p>
              </table:table-cell>
              <table:table-cell office:value-type="float" office:value="772100000">
                <text:p>772100000</text:p>
              </table:table-cell>
              <table:table-cell office:value-type="float" office:value="772155000">
                <text:p>772155000</text:p>
              </table:table-cell>
              <table:table-cell office:value-type="float" office:value="772092000">
                <text:p>772092000</text:p>
              </table:table-cell>
              <table:table-cell office:value-type="float" office:value="772108000">
                <text:p>772108000</text:p>
              </table:table-cell>
              <table:table-cell office:value-type="float" office:value="772090000">
                <text:p>772090000</text:p>
              </table:table-cell>
              <table:table-cell office:value-type="float" office:value="772090000">
                <text:p>772090000</text:p>
              </table:table-cell>
              <table:table-cell office:value-type="float" office:value="772102000">
                <text:p>772102000</text:p>
              </table:table-cell>
              <table:table-cell office:value-type="float" office:value="772090000">
                <text:p>772090000</text:p>
              </table:table-cell>
              <table:table-cell office:value-type="float" office:value="772090000">
                <text:p>772090000</text:p>
              </table:table-cell>
              <table:table-cell office:value-type="float" office:value="772103000">
                <text:p>772103000</text:p>
              </table:table-cell>
              <table:table-cell office:value-type="float" office:value="772101000">
                <text:p>772101000</text:p>
              </table:table-cell>
              <table:table-cell office:value-type="float" office:value="772092000">
                <text:p>772092000</text:p>
              </table:table-cell>
              <table:table-cell office:value-type="float" office:value="772101000">
                <text:p>772101000</text:p>
              </table:table-cell>
              <table:table-cell office:value-type="float" office:value="772090000">
                <text:p>772090000</text:p>
              </table:table-cell>
              <table:table-cell office:value-type="float" office:value="772103000">
                <text:p>772103000</text:p>
              </table:table-cell>
              <table:table-cell office:value-type="float" office:value="772095000">
                <text:p>772095000</text:p>
              </table:table-cell>
              <table:table-cell office:value-type="float" office:value="772095000">
                <text:p>772095000</text:p>
              </table:table-cell>
              <table:table-cell office:value-type="float" office:value="772095000">
                <text:p>772095000</text:p>
              </table:table-cell>
              <table:table-cell office:value-type="float" office:value="772090000">
                <text:p>772090000</text:p>
              </table:table-cell>
              <table:table-cell office:value-type="float" office:value="779581000">
                <text:p>779581000</text:p>
              </table:table-cell>
              <table:table-cell office:value-type="float" office:value="779578000">
                <text:p>779578000</text:p>
              </table:table-cell>
              <table:table-cell office:value-type="float" office:value="779072000">
                <text:p>779072000</text:p>
              </table:table-cell>
              <table:table-cell office:value-type="float" office:value="780023000">
                <text:p>780023000</text:p>
              </table:table-cell>
              <table:table-cell office:value-type="float" office:value="779467000">
                <text:p>779467000</text:p>
              </table:table-cell>
              <table:table-cell office:value-type="float" office:value="779874000">
                <text:p>779874000</text:p>
              </table:table-cell>
              <table:table-cell office:value-type="float" office:value="779158000">
                <text:p>779158000</text:p>
              </table:table-cell>
              <table:table-cell office:value-type="float" office:value="779127000">
                <text:p>779127000</text:p>
              </table:table-cell>
              <table:table-cell office:value-type="float" office:value="779727000">
                <text:p>779727000</text:p>
              </table:table-cell>
              <table:table-cell office:value-type="float" office:value="780199000">
                <text:p>780199000</text:p>
              </table:table-cell>
              <table:table-cell office:value-type="float" office:value="779978000">
                <text:p>779978000</text:p>
              </table:table-cell>
              <table:table-cell office:value-type="float" office:value="779790000">
                <text:p>779790000</text:p>
              </table:table-cell>
              <table:table-cell office:value-type="float" office:value="779883000">
                <text:p>779883000</text:p>
              </table:table-cell>
              <table:table-cell office:value-type="float" office:value="780370000">
                <text:p>780370000</text:p>
              </table:table-cell>
              <table:table-cell office:value-type="float" office:value="779986000">
                <text:p>779986000</text:p>
              </table:table-cell>
              <table:table-cell office:value-type="float" office:value="779766000">
                <text:p>779766000</text:p>
              </table:table-cell>
              <table:table-cell office:value-type="float" office:value="779380000">
                <text:p>779380000</text:p>
              </table:table-cell>
              <table:table-cell office:value-type="float" office:value="779459000">
                <text:p>779459000</text:p>
              </table:table-cell>
              <table:table-cell office:value-type="float" office:value="779505000">
                <text:p>779505000</text:p>
              </table:table-cell>
              <table:table-cell office:value-type="float" office:value="779772000">
                <text:p>779772000</text:p>
              </table:table-cell>
              <table:table-cell office:value-type="float" office:value="779085000">
                <text:p>779085000</text:p>
              </table:table-cell>
              <table:table-cell office:value-type="float" office:value="780759000">
                <text:p>780759000</text:p>
              </table:table-cell>
              <table:table-cell office:value-type="float" office:value="779717000">
                <text:p>779717000</text:p>
              </table:table-cell>
              <table:table-cell office:value-type="float" office:value="778996000">
                <text:p>778996000</text:p>
              </table:table-cell>
              <table:table-cell office:value-type="float" office:value="779639000">
                <text:p>779639000</text:p>
              </table:table-cell>
              <table:table-cell office:value-type="float" office:value="779266000">
                <text:p>779266000</text:p>
              </table:table-cell>
              <table:table-cell office:value-type="float" office:value="780067000">
                <text:p>780067000</text:p>
              </table:table-cell>
              <table:table-cell office:value-type="float" office:value="779596000">
                <text:p>779596000</text:p>
              </table:table-cell>
              <table:table-cell office:value-type="float" office:value="779838000">
                <text:p>779838000</text:p>
              </table:table-cell>
              <table:table-cell office:value-type="float" office:value="779976000">
                <text:p>779976000</text:p>
              </table:table-cell>
              <table:table-cell office:value-type="float" office:value="779887000">
                <text:p>779887000</text:p>
              </table:table-cell>
              <table:table-cell office:value-type="float" office:value="779891000">
                <text:p>779891000</text:p>
              </table:table-cell>
              <table:table-cell office:value-type="float" office:value="779003000">
                <text:p>779003000</text:p>
              </table:table-cell>
              <table:table-cell office:value-type="float" office:value="779416000">
                <text:p>779416000</text:p>
              </table:table-cell>
              <table:table-cell office:value-type="float" office:value="779850000">
                <text:p>779850000</text:p>
              </table:table-cell>
              <table:table-cell office:value-type="float" office:value="781033000">
                <text:p>781033000</text:p>
              </table:table-cell>
              <table:table-cell office:value-type="float" office:value="779624000">
                <text:p>779624000</text:p>
              </table:table-cell>
              <table:table-cell office:value-type="float" office:value="779316000">
                <text:p>779316000</text:p>
              </table:table-cell>
              <table:table-cell office:value-type="float" office:value="779861000">
                <text:p>779861000</text:p>
              </table:table-cell>
              <table:table-cell office:value-type="float" office:value="779762000">
                <text:p>779762000</text:p>
              </table:table-cell>
              <table:table-cell office:value-type="float" office:value="779481000">
                <text:p>779481000</text:p>
              </table:table-cell>
              <table:table-cell office:value-type="float" office:value="779415000">
                <text:p>779415000</text:p>
              </table:table-cell>
              <table:table-cell office:value-type="float" office:value="780325000">
                <text:p>780325000</text:p>
              </table:table-cell>
              <table:table-cell office:value-type="float" office:value="779136000">
                <text:p>779136000</text:p>
              </table:table-cell>
              <table:table-cell office:value-type="float" office:value="779584000">
                <text:p>779584000</text:p>
              </table:table-cell>
              <table:table-cell office:value-type="float" office:value="779441000">
                <text:p>779441000</text:p>
              </table:table-cell>
              <table:table-cell office:value-type="float" office:value="780032000">
                <text:p>780032000</text:p>
              </table:table-cell>
              <table:table-cell office:value-type="float" office:value="779716000">
                <text:p>779716000</text:p>
              </table:table-cell>
              <table:table-cell office:value-type="float" office:value="779341000">
                <text:p>779341000</text:p>
              </table:table-cell>
              <table:table-cell office:value-type="float" office:value="779751000">
                <text:p>779751000</text:p>
              </table:table-cell>
              <table:table-cell office:value-type="float" office:value="779754000">
                <text:p>779754000</text:p>
              </table:table-cell>
              <table:table-cell office:value-type="float" office:value="779302000">
                <text:p>779302000</text:p>
              </table:table-cell>
              <table:table-cell office:value-type="float" office:value="779835000">
                <text:p>779835000</text:p>
              </table:table-cell>
              <table:table-cell office:value-type="float" office:value="779819000">
                <text:p>779819000</text:p>
              </table:table-cell>
              <table:table-cell office:value-type="float" office:value="779379000">
                <text:p>779379000</text:p>
              </table:table-cell>
              <table:table-cell office:value-type="float" office:value="779043000">
                <text:p>779043000</text:p>
              </table:table-cell>
              <table:table-cell office:value-type="float" office:value="780006000">
                <text:p>780006000</text:p>
              </table:table-cell>
              <table:table-cell office:value-type="float" office:value="779993000">
                <text:p>779993000</text:p>
              </table:table-cell>
              <table:table-cell office:value-type="float" office:value="779455000">
                <text:p>779455000</text:p>
              </table:table-cell>
              <table:table-cell office:value-type="float" office:value="779623000">
                <text:p>779623000</text:p>
              </table:table-cell>
              <table:table-cell office:value-type="float" office:value="808873000">
                <text:p>808873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